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omework 8</text:p>
      <text:p text:style-name="P1">John lets have a look at your home work.</text:p>
      <text:p text:style-name="P1">Today I worked out a my best diet.</text:p>
      <text:p text:style-name="P1">This theory is fiction.</text:p>
      <text:p text:style-name="P1">I am cut of products which is high in calories</text:p>
      <text:p text:style-name="P1">If you will eat high calories food, you will put on weight</text:p>
      <text:p text:style-name="P1">You should eat protein instead of carbohydrates</text:p>
      <text:p text:style-name="P1">You should cereal and freshly-squeezed juice if you want to be healthy</text:p>
      <text:p text:style-name="P1">After working day I feel like relax</text:p>
      <text:p text:style-name="P1">You should eat healthy food for prevent a disease</text:p>
      <text:p text:style-name="P1">My nutritionist thanked up a new diet for me</text:p>
      <text:p text:style-name="P1">According statistic the average persons suffer from a heart disease</text:p>
      <text:p text:style-name="P1">This particular product harm your tooth</text:p>
      <text:p text:style-name="P1">Before you will fry potatoes you should peel it</text:p>
      <text:p text:style-name="P1">Bananas contain a lot of fibre</text:p>
      <text:p text:style-name="P1">Which amount classes have you today?</text:p>
      <text:p text:style-name="P1">My colleague was off sick from work two weeks</text:p>
      <text:p text:style-name="P1">It is not rubbish what you eat</text:p>
      <text:p text:style-name="P1">You should eat a bit of everything it is right diet</text:p>
      <text:p text:style-name="P1"/>
      <text:p text:style-name="P1"><text:s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